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344cm"/>
    </style:style>
    <style:style style:name="gr5" style:family="graphic" style:parent-style-name="standard">
      <style:graphic-properties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f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.8cm" svg:height="1.4cm" svg:x="2.9cm" svg:y="4cm">
          <text:p text:style-name="P1">Nombre</text:p>
        </draw:rect>
        <draw:frame draw:style-name="gr2" draw:text-style-name="P2" draw:layer="layout" svg:width="13.5cm" svg:height="1.3cm" svg:x="2.7cm" svg:y="2cm">
          <draw:text-box>
            <text:p><text:span text:style-name="T1">Inicio de sesión</text:span></text:p>
          </draw:text-box>
        </draw:frame>
        <draw:custom-shape draw:style-name="gr3" draw:text-style-name="P1" draw:layer="layout" svg:width="9.1cm" svg:height="1.5cm" svg:x="8.4cm" svg:y="4cm">
          <text:p text:style-name="P1">Contraseñ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1.4cm" svg:x="12.5cm" svg:y="9.4cm">
          <text:p text:style-name="P1">Iniciar sesión</text:p>
          <draw:enhanced-geometry svg:viewBox="0 0 21600 21600" draw:type="rectangle" draw:enhanced-path="M 0 0 L 21600 0 21600 21600 0 21600 0 0 Z N"/>
        </draw:custom-shape>
        <draw:frame draw:style-name="gr4" draw:layer="layout" svg:width="6.844cm" svg:height="1.675cm" svg:x="2.756cm" svg:y="7.5cm">
          <draw:text-box>
            <text:p>Si no se ha registrado </text:p>
            <text:p>puede hacerlo <text:span text:style-name="T2">aquí.</text:span> </text:p>
          </draw:text-box>
        </draw:frame>
        <draw:rect draw:style-name="gr5" draw:text-style-name="P3" draw:layer="layout" svg:width="6.2cm" svg:height="1.3cm" svg:x="11.3cm" svg:y="7cm">
          <text:p text:style-name="P3"><text:span text:style-name="T3">Darse de baj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35:38.18</meta:creation-date>
    <dc:date>2020-09-03T18:07:36.46</dc:date>
    <meta:editing-duration>PT16M44S</meta:editing-duration>
    <meta:editing-cycles>2</meta:editing-cycles>
    <meta:generator>OpenOffice/4.1.7$Win32 OpenOffice.org_project/417m1$Build-9800</meta:generator>
    <meta:document-statistic meta:object-count="6"/>
  </office:meta>
</office:document-meta>
</file>